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2.141cm"/>
    </style:style>
    <style:style style:name="Tabella1.B" style:family="table-column">
      <style:table-column-properties style:column-width="14.859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1">
      <style:paragraph-properties fo:margin-top="0cm" fo:margin-bottom="0.499cm" style:contextual-spacing="false"/>
    </style:style>
    <style:style style:name="P4" style:family="paragraph" style:parent-style-name="Table_20_Contents" style:list-style-name="L2"/>
    <style:style style:name="P5" style:family="paragraph" style:parent-style-name="Table_20_Contents" style:list-style-name="L2">
      <style:paragraph-properties fo:margin-top="0cm" fo:margin-bottom="0.499cm" style:contextual-spacing="false"/>
    </style:style>
    <style:style style:name="P6" style:family="paragraph" style:parent-style-name="Table_20_Contents" style:list-style-name="L3">
      <style:paragraph-properties fo:margin-top="0cm" fo:margin-bottom="0.499cm" style:contextual-spacing="false"/>
    </style:style>
    <style:style style:name="P7" style:family="paragraph" style:parent-style-name="Table_20_Contents" style:list-style-name="L3"/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efinition and Usage</text:h>
      <text:p text:style-name="Text_20_body">The animate() method performs a custom animation of a set of CSS properties.</text:p>
      <text:p text:style-name="Text_20_body">This method changes an element from one state to another with CSS styles. The CSS property value is changed gradually, to create an animated effect.</text:p>
      <text:p text:style-name="Text_20_body">Only numeric values can be animated (like "margin:30px"). String values cannot be animated (like "background-color:red"), except for the strings "show", "hide" and "toggle". These values allow hiding and showing the animated element.</text:p>
      <text:p text:style-name="Text_20_body"><text:span text:style-name="T1">Tip:</text:span> Use "+=" or "-=" for relative animations.</text:p>
      <text:p text:style-name="Horizontal_20_Line"/>
      <text:h text:style-name="Heading_20_2" text:outline-level="2">Syntax</text:h>
      <text:p text:style-name="P8">(<text:span text:style-name="T2">selector</text:span>).animate(<text:span text:style-name="T2">{styles},speed,easing,callback</text:span>)</text:p>
      <text:p text:style-name="P8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Parameter</text:p>
          </table:table-cell>
          <table:table-cell table:style-name="Tabella1.A1" office:value-type="string">
            <text:p text:style-name="Table_20_Heading">Description</text:p>
          </table:table-cell>
        </table:table-row>
        <table:table-row>
          <table:table-cell table:style-name="Tabella1.A1" office:value-type="string">
            <text:p text:style-name="Table_20_Contents"><text:span text:style-name="Emphasis">styles</text:span></text:p>
          </table:table-cell>
          <table:table-cell table:style-name="Tabella1.A1" office:value-type="string">
            <text:p text:style-name="P1">Required. Specifies one or more CSS properties/values to animate.</text:p>
            <text:p text:style-name="P1"><text:span text:style-name="T1">Note:</text:span> The property names must be camel-cased when used with the animate() method: You will need to write paddingLeft instead of padding-left, marginRight instead of margin-right, and so on.</text:p>
            <text:p text:style-name="P1">Properties that can be animated:</text:p>
            <text:list text:style-name="L1">
              <text:list-item>
                <text:p text:style-name="P2"><text:a xlink:type="simple" xlink:href="https://www.w3schools.com/jquery/tryit.asp?filename=tryjquery_eff_ani_backgroundpositionxy" office:target-frame-name="_blank" xlink:show="new" text:style-name="Internet_20_link" text:visited-style-name="Visited_20_Internet_20_Link">backgroundPositionX</text:a> </text:p>
              </text:list-item>
              <text:list-item>
                <text:p text:style-name="P2"><text:a xlink:type="simple" xlink:href="https://www.w3schools.com/jquery/tryit.asp?filename=tryjquery_eff_ani_backgroundpositionxy" office:target-frame-name="_blank" xlink:show="new" text:style-name="Internet_20_link" text:visited-style-name="Visited_20_Internet_20_Link">backgroundPositionY</text:a> </text:p>
              </text:list-item>
              <text:list-item>
                <text:p text:style-name="P2"><text:a xlink:type="simple" xlink:href="https://www.w3schools.com/jquery/tryit.asp?filename=tryjquery_eff_ani_borderwidth" office:target-frame-name="_blank" xlink:show="new" text:style-name="Internet_20_link" text:visited-style-name="Visited_20_Internet_20_Link">borderWidth</text:a> </text:p>
              </text:list-item>
              <text:list-item>
                <text:p text:style-name="P2"><text:a xlink:type="simple" xlink:href="https://www.w3schools.com/jquery/tryit.asp?filename=tryjquery_eff_ani_borderbottomwidth" office:target-frame-name="_blank" xlink:show="new" text:style-name="Internet_20_link" text:visited-style-name="Visited_20_Internet_20_Link">borderBottomWidth</text:a> </text:p>
              </text:list-item>
              <text:list-item>
                <text:p text:style-name="P2"><text:a xlink:type="simple" xlink:href="https://www.w3schools.com/jquery/tryit.asp?filename=tryjquery_eff_ani_borderleftwidth" office:target-frame-name="_blank" xlink:show="new" text:style-name="Internet_20_link" text:visited-style-name="Visited_20_Internet_20_Link">borderLeftWidth</text:a> </text:p>
              </text:list-item>
              <text:list-item>
                <text:p text:style-name="P2"><text:a xlink:type="simple" xlink:href="https://www.w3schools.com/jquery/tryit.asp?filename=tryjquery_eff_ani_borderrightwidth" office:target-frame-name="_blank" xlink:show="new" text:style-name="Internet_20_link" text:visited-style-name="Visited_20_Internet_20_Link">borderRightWidth</text:a> </text:p>
              </text:list-item>
              <text:list-item>
                <text:p text:style-name="P2"><text:a xlink:type="simple" xlink:href="https://www.w3schools.com/jquery/tryit.asp?filename=tryjquery_eff_ani_bordertopwidth" office:target-frame-name="_blank" xlink:show="new" text:style-name="Internet_20_link" text:visited-style-name="Visited_20_Internet_20_Link">borderTopWidth</text:a> </text:p>
              </text:list-item>
              <text:list-item>
                <text:p text:style-name="P2"><text:a xlink:type="simple" xlink:href="https://www.w3schools.com/jquery/tryit.asp?filename=tryjquery_eff_ani_borderspacing" office:target-frame-name="_blank" xlink:show="new" text:style-name="Internet_20_link" text:visited-style-name="Visited_20_Internet_20_Link">borderSpacing</text:a> </text:p>
              </text:list-item>
              <text:list-item>
                <text:p text:style-name="P2"><text:a xlink:type="simple" xlink:href="https://www.w3schools.com/jquery/tryit.asp?filename=tryjquery_eff_ani_margin" office:target-frame-name="_blank" xlink:show="new" text:style-name="Internet_20_link" text:visited-style-name="Visited_20_Internet_20_Link">margin</text:a> </text:p>
              </text:list-item>
              <text:list-item>
                <text:p text:style-name="P2"><text:a xlink:type="simple" xlink:href="https://www.w3schools.com/jquery/tryit.asp?filename=tryjquery_eff_ani_marginbottom" office:target-frame-name="_blank" xlink:show="new" text:style-name="Internet_20_link" text:visited-style-name="Visited_20_Internet_20_Link">marginBottom</text:a> </text:p>
              </text:list-item>
              <text:list-item>
                <text:p text:style-name="P2"><text:a xlink:type="simple" xlink:href="https://www.w3schools.com/jquery/tryit.asp?filename=tryjquery_eff_ani_marginleft" office:target-frame-name="_blank" xlink:show="new" text:style-name="Internet_20_link" text:visited-style-name="Visited_20_Internet_20_Link">marginLeft</text:a> </text:p>
              </text:list-item>
              <text:list-item>
                <text:p text:style-name="P2"><text:a xlink:type="simple" xlink:href="https://www.w3schools.com/jquery/tryit.asp?filename=tryjquery_eff_ani_marginright" office:target-frame-name="_blank" xlink:show="new" text:style-name="Internet_20_link" text:visited-style-name="Visited_20_Internet_20_Link">marginRight</text:a> </text:p>
              </text:list-item>
              <text:list-item>
                <text:p text:style-name="P2"><text:a xlink:type="simple" xlink:href="https://www.w3schools.com/jquery/tryit.asp?filename=tryjquery_eff_ani_margintop" office:target-frame-name="_blank" xlink:show="new" text:style-name="Internet_20_link" text:visited-style-name="Visited_20_Internet_20_Link">marginTop</text:a> </text:p>
              </text:list-item>
              <text:list-item>
                <text:p text:style-name="P2"><text:a xlink:type="simple" xlink:href="https://www.w3schools.com/jquery/tryit.asp?filename=tryjquery_eff_ani_opacity" office:target-frame-name="_blank" xlink:show="new" text:style-name="Internet_20_link" text:visited-style-name="Visited_20_Internet_20_Link">opacity</text:a> </text:p>
              </text:list-item>
              <text:list-item>
                <text:p text:style-name="P2"><text:a xlink:type="simple" xlink:href="https://www.w3schools.com/jquery/tryit.asp?filename=tryjquery_eff_ani_outlinewidth" office:target-frame-name="_blank" xlink:show="new" text:style-name="Internet_20_link" text:visited-style-name="Visited_20_Internet_20_Link">outlineWidth</text:a> </text:p>
              </text:list-item>
              <text:list-item>
                <text:p text:style-name="P2"><text:a xlink:type="simple" xlink:href="https://www.w3schools.com/jquery/tryit.asp?filename=tryjquery_eff_ani_padding" office:target-frame-name="_blank" xlink:show="new" text:style-name="Internet_20_link" text:visited-style-name="Visited_20_Internet_20_Link">padding</text:a> </text:p>
              </text:list-item>
              <text:list-item>
                <text:p text:style-name="P2"><text:a xlink:type="simple" xlink:href="https://www.w3schools.com/jquery/tryit.asp?filename=tryjquery_eff_ani_paddingbottom" office:target-frame-name="_blank" xlink:show="new" text:style-name="Internet_20_link" text:visited-style-name="Visited_20_Internet_20_Link">paddingBottom</text:a> </text:p>
              </text:list-item>
              <text:list-item>
                <text:p text:style-name="P2"><text:a xlink:type="simple" xlink:href="https://www.w3schools.com/jquery/tryit.asp?filename=tryjquery_eff_ani_paddingleft" office:target-frame-name="_blank" xlink:show="new" text:style-name="Internet_20_link" text:visited-style-name="Visited_20_Internet_20_Link">paddingLeft</text:a> </text:p>
              </text:list-item>
              <text:list-item>
                <text:p text:style-name="P2"><text:a xlink:type="simple" xlink:href="https://www.w3schools.com/jquery/tryit.asp?filename=tryjquery_eff_ani_paddingright" office:target-frame-name="_blank" xlink:show="new" text:style-name="Internet_20_link" text:visited-style-name="Visited_20_Internet_20_Link">paddingRight</text:a> </text:p>
              </text:list-item>
              <text:list-item>
                <text:p text:style-name="P2"><text:a xlink:type="simple" xlink:href="https://www.w3schools.com/jquery/tryit.asp?filename=tryjquery_eff_ani_paddingtop" office:target-frame-name="_blank" xlink:show="new" text:style-name="Internet_20_link" text:visited-style-name="Visited_20_Internet_20_Link">paddingTop</text:a> </text:p>
              </text:list-item>
              <text:list-item>
                <text:p text:style-name="P2"><text:a xlink:type="simple" xlink:href="https://www.w3schools.com/jquery/tryit.asp?filename=tryjquery_eff_ani_height" office:target-frame-name="_blank" xlink:show="new" text:style-name="Internet_20_link" text:visited-style-name="Visited_20_Internet_20_Link">height</text:a> </text:p>
              </text:list-item>
              <text:list-item>
                <text:p text:style-name="P2"><text:a xlink:type="simple" xlink:href="https://www.w3schools.com/jquery/tryit.asp?filename=tryjquery_eff_ani_width" office:target-frame-name="_blank" xlink:show="new" text:style-name="Internet_20_link" text:visited-style-name="Visited_20_Internet_20_Link">width</text:a> </text:p>
              </text:list-item>
              <text:list-item>
                <text:p text:style-name="P2"><text:a xlink:type="simple" xlink:href="https://www.w3schools.com/jquery/tryit.asp?filename=tryjquery_eff_ani_maxheight" office:target-frame-name="_blank" xlink:show="new" text:style-name="Internet_20_link" text:visited-style-name="Visited_20_Internet_20_Link">maxHeight</text:a> </text:p>
              </text:list-item>
              <text:list-item>
                <text:p text:style-name="P2"><text:a xlink:type="simple" xlink:href="https://www.w3schools.com/jquery/tryit.asp?filename=tryjquery_eff_ani_maxwidth" office:target-frame-name="_blank" xlink:show="new" text:style-name="Internet_20_link" text:visited-style-name="Visited_20_Internet_20_Link">maxWidth</text:a> </text:p>
              </text:list-item>
              <text:list-item>
                <text:p text:style-name="P2"><text:a xlink:type="simple" xlink:href="https://www.w3schools.com/jquery/tryit.asp?filename=tryjquery_eff_ani_minheight" office:target-frame-name="_blank" xlink:show="new" text:style-name="Internet_20_link" text:visited-style-name="Visited_20_Internet_20_Link"><text:soft-page-break/>minHeight</text:a> </text:p>
              </text:list-item>
              <text:list-item>
                <text:p text:style-name="P2"><text:a xlink:type="simple" xlink:href="https://www.w3schools.com/jquery/tryit.asp?filename=tryjquery_eff_ani_minwidth" office:target-frame-name="_blank" xlink:show="new" text:style-name="Internet_20_link" text:visited-style-name="Visited_20_Internet_20_Link">minWidth</text:a> </text:p>
              </text:list-item>
              <text:list-item>
                <text:p text:style-name="P2"><text:a xlink:type="simple" xlink:href="https://www.w3schools.com/jquery/tryit.asp?filename=tryjquery_eff_ani_fontsize" office:target-frame-name="_blank" xlink:show="new" text:style-name="Internet_20_link" text:visited-style-name="Visited_20_Internet_20_Link">fontSize</text:a> </text:p>
              </text:list-item>
              <text:list-item>
                <text:p text:style-name="P2"><text:a xlink:type="simple" xlink:href="https://www.w3schools.com/jquery/tryit.asp?filename=tryjquery_eff_ani_bottom" office:target-frame-name="_blank" xlink:show="new" text:style-name="Internet_20_link" text:visited-style-name="Visited_20_Internet_20_Link">bottom</text:a> </text:p>
              </text:list-item>
              <text:list-item>
                <text:p text:style-name="P2"><text:a xlink:type="simple" xlink:href="https://www.w3schools.com/jquery/tryit.asp?filename=tryjquery_eff_ani_left" office:target-frame-name="_blank" xlink:show="new" text:style-name="Internet_20_link" text:visited-style-name="Visited_20_Internet_20_Link">left</text:a> </text:p>
              </text:list-item>
              <text:list-item>
                <text:p text:style-name="P2"><text:a xlink:type="simple" xlink:href="https://www.w3schools.com/jquery/tryit.asp?filename=tryjquery_eff_ani_right" office:target-frame-name="_blank" xlink:show="new" text:style-name="Internet_20_link" text:visited-style-name="Visited_20_Internet_20_Link">right</text:a> </text:p>
              </text:list-item>
              <text:list-item>
                <text:p text:style-name="P2"><text:a xlink:type="simple" xlink:href="https://www.w3schools.com/jquery/tryit.asp?filename=tryjquery_eff_ani_top" office:target-frame-name="_blank" xlink:show="new" text:style-name="Internet_20_link" text:visited-style-name="Visited_20_Internet_20_Link">top</text:a> </text:p>
              </text:list-item>
              <text:list-item>
                <text:p text:style-name="P2"><text:a xlink:type="simple" xlink:href="https://www.w3schools.com/jquery/tryit.asp?filename=tryjquery_eff_ani_letterspacing" office:target-frame-name="_blank" xlink:show="new" text:style-name="Internet_20_link" text:visited-style-name="Visited_20_Internet_20_Link">letterSpacing</text:a> </text:p>
              </text:list-item>
              <text:list-item>
                <text:p text:style-name="P2"><text:a xlink:type="simple" xlink:href="https://www.w3schools.com/jquery/tryit.asp?filename=tryjquery_eff_ani_wordspacing" office:target-frame-name="_blank" xlink:show="new" text:style-name="Internet_20_link" text:visited-style-name="Visited_20_Internet_20_Link">wordSpacing</text:a> </text:p>
              </text:list-item>
              <text:list-item>
                <text:p text:style-name="P2"><text:a xlink:type="simple" xlink:href="https://www.w3schools.com/jquery/tryit.asp?filename=tryjquery_eff_ani_lineheight" office:target-frame-name="_blank" xlink:show="new" text:style-name="Internet_20_link" text:visited-style-name="Visited_20_Internet_20_Link">lineHeight</text:a> </text:p>
              </text:list-item>
              <text:list-item>
                <text:p text:style-name="P3"><text:a xlink:type="simple" xlink:href="https://www.w3schools.com/jquery/tryit.asp?filename=tryjquery_eff_ani_textindent" office:target-frame-name="_blank" xlink:show="new" text:style-name="Internet_20_link" text:visited-style-name="Visited_20_Internet_20_Link">textIndent</text:a> </text:p>
              </text:list-item>
            </text:list>
            <text:p text:style-name="Table_20_Contents"><text:line-break/>Only numeric values can be animated (like "margin:30px"). String values cannot be animated (like "background-color:red"), except for the strings "show", "hide" and "toggle". These values allow hiding and showing the animated element.</text:p>
          </table:table-cell>
        </table:table-row>
        <table:table-row>
          <table:table-cell table:style-name="Tabella1.A1" office:value-type="string">
            <text:p text:style-name="Table_20_Contents"><text:span text:style-name="Emphasis">speed</text:span></text:p>
          </table:table-cell>
          <table:table-cell table:style-name="Tabella1.A1" office:value-type="string">
            <text:p text:style-name="P1">Optional. Specifies the speed of the animation. Default value is 400 milliseconds</text:p>
            <text:p text:style-name="P1">Possible values:</text:p>
            <text:list text:style-name="L2">
              <text:list-item>
                <text:p text:style-name="P4">milliseconds (like 100, 1000, 5000, etc) </text:p>
              </text:list-item>
              <text:list-item>
                <text:p text:style-name="P4">"slow" </text:p>
              </text:list-item>
              <text:list-item>
                <text:p text:style-name="P5">"fast" </text:p>
              </text:list-item>
            </text:list>
          </table:table-cell>
        </table:table-row>
        <table:table-row>
          <table:table-cell table:style-name="Tabella1.A1" office:value-type="string">
            <text:p text:style-name="Table_20_Contents"><text:span text:style-name="Emphasis">easing</text:span></text:p>
          </table:table-cell>
          <table:table-cell table:style-name="Tabella1.A1" office:value-type="string">
            <text:p text:style-name="P1">Optional. Specifies the speed of the element in different points of the animation. Default value is "swing". Possible values: </text:p>
            <text:list text:style-name="L3">
              <text:list-item>
                <text:p text:style-name="P7">"swing" - moves slower at the beginning/end, but faster in the middle </text:p>
              </text:list-item>
              <text:list-item>
                <text:p text:style-name="P6">"linear" - moves in a constant speed </text:p>
              </text:list-item>
            </text:list>
            <text:p text:style-name="Table_20_Contents"><text:span text:style-name="T1">Tip:</text:span> More easing functions are available in external plugins.</text:p>
          </table:table-cell>
        </table:table-row>
        <table:table-row>
          <table:table-cell table:style-name="Tabella1.A1" office:value-type="string">
            <text:p text:style-name="Table_20_Contents"><text:span text:style-name="Emphasis">callback</text:span></text:p>
          </table:table-cell>
          <table:table-cell table:style-name="Tabella1.A1" office:value-type="string">
            <text:p text:style-name="Table_20_Contents">Optional. A function to be executed after the animation completes. To learn more about callback, please read our <text:a xlink:type="simple" xlink:href="https://www.w3schools.com/jquery/jquery_callback.asp" text:style-name="Internet_20_link" text:visited-style-name="Visited_20_Internet_20_Link">jQuery Callback</text:a> chapt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20:02:37.935000000</meta:creation-date>
    <dc:date>2023-01-20T20:03:07.354000000</dc:date>
    <meta:editing-duration>PT29S</meta:editing-duration>
    <meta:editing-cycles>1</meta:editing-cycles>
    <meta:document-statistic meta:table-count="1" meta:image-count="0" meta:object-count="0" meta:page-count="2" meta:paragraph-count="62" meta:word-count="329" meta:character-count="2160" meta:non-whitespace-character-count="1891"/>
    <meta:generator>LibreOffice/7.4.1.2$Windows_X86_64 LibreOffice_project/3c58a8f3a960df8bc8fd77b461821e42c061c5f0</meta:generator>
  </office:meta>
</office:document-meta>
</file>